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om</text:p>
          </table:table-cell>
          <table:table-cell office:value-type="string">
            <text:p>metier</text:p>
          </table:table-cell>
          <table:table-cell office:value-type="string">
            <text:p>couleur_preferee</text:p>
          </table:table-cell>
        </table:table-row>
        <table:table-row table:style-name="ro1">
          <table:table-cell office:value-type="string">
            <text:p>Jacob Smith</text:p>
          </table:table-cell>
          <table:table-cell office:value-type="string">
            <text:p>Ingénieur en informatique</text:p>
          </table:table-cell>
          <table:table-cell office:value-type="string">
            <text:p>Violet</text:p>
          </table:table-cell>
        </table:table-row>
        <table:table-row table:style-name="ro1">
          <table:table-cell office:value-type="string">
            <text:p>Nora Schaeffer</text:p>
          </table:table-cell>
          <table:table-cell office:value-type="string">
            <text:p>Stratégiste numérique</text:p>
          </table:table-cell>
          <table:table-cell office:value-type="string">
            <text:p>Bleu</text:p>
          </table:table-cell>
        </table:table-row>
        <table:table-row table:style-name="ro1">
          <table:table-cell office:value-type="string">
            <text:p>Emily Adams</text:p>
          </table:table-cell>
          <table:table-cell office:value-type="string">
            <text:p>Responsable Marketing</text:p>
          </table:table-cell>
          <table:table-cell office:value-type="string">
            <text:p>Orange</text:p>
          </table:table-cell>
        </table:table-row>
        <table:table-row table:style-name="ro1">
          <table:table-cell office:value-type="string">
            <text:p>Christophe Dumortier</text:p>
          </table:table-cell>
          <table:table-cell office:value-type="string">
            <text:p>Ingénieur en informatique</text:p>
          </table:table-cell>
          <table:table-cell office:value-type="string">
            <text:p>Vert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7">27/08/2023</text:date>, <text:time>13:3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</meta:initial-creator>
    <meta:creation-date>2023-08-27T13:30:20.09</meta:creation-date>
    <dc:date>2023-08-27T13:39:42.14</dc:date>
    <dc:creator>Christophe </dc:creator>
    <meta:editing-duration>PT3M58S</meta:editing-duration>
    <meta:editing-cycles>2</meta:editing-cycles>
    <meta:generator>OpenOffice/4.1.13$Win32 OpenOffice.org_project/4113m1$Build-9810</meta:generator>
    <meta:document-statistic meta:table-count="3" meta:cell-count="15" meta:object-count="0"/>
  </office:meta>
</office:document-meta>
</file>